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5cm" fo:break-before="auto" style:use-optimal-row-height="true"/>
    </style:style>
    <style:style style:name="ro7" style:family="table-row">
      <style:table-row-properties style:row-height="0.316cm" fo:break-before="auto" style:use-optimal-row-height="fals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NewRomanPS-Bold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NewRomanPS-BoldMT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NewRomanPS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TimesNewRomanPS-BoldM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NewRomanPS-BoldMT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imesNewRomanPS-Bold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NewRomanPS-Bold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-Bold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ngerechnete Prüfungen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2">
          <table:table-cell table:style-name="ce1" office:value-type="string">
            <text:p>Angerechnete Prüfungen</text:p>
          </table:table-cell>
        </table:table-row>
      </table:table>
      <table:table table:name="Mein Studium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2">
          <table:table-cell table:style-name="ce2" office:value-type="string">
            <text:p>Mein Studium</text:p>
          </table:table-cell>
          <table:table-cell table:style-name="ce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Sobald diese Tabelle komplett ausgefüllt ist, is das Studium abgeschlossen. Einfach die Noten einfüllen,der Rest aktualisiert sic selber.</text:p>
          </table:table-cell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§ 3 Umfang und Dauer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5" office:value-type="string">
            <text:p>Das Masterstudium Informatik umfasst 120 ECTS-Anrechnungspunkte (im Folgenden: ECTS-AP). Es sind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5" office:value-type="string">
            <text:p>sechs Pflichtmodule im Umfang von insgesamt 42,5 ECTS-AP und fünf Wahlmodule im Umfang von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5" office:value-type="string">
            <text:p>insgesamt 50 ECTS-AP zu absolvieren. Der Masterarbeit werden 27,5 ECTS-AP zugeordnet. Das entspricht</text:p>
          </table:table-cell>
          <table:table-cell table:style-name="ce5"/>
          <table:table-cell table:number-columns-repeated="1022"/>
        </table:table-row>
        <table:table-row table:style-name="ro5">
          <table:table-cell table:style-name="ce5" office:value-type="string">
            <text:p>einer Studiendauer von vier Semestern.</text:p>
          </table:table-cell>
          <table:table-cell table:style-name="ce5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office:value-type="string">
            <text:p>Bez.</text:p>
          </table:table-cell>
          <table:table-cell table:style-name="ce6" office:value-type="string">
            <text:p>Typ</text:p>
          </table:table-cell>
          <table:table-cell table:style-name="ce6" office:value-type="string">
            <text:p>ECTS</text:p>
          </table:table-cell>
          <table:table-cell table:style-name="ce6" office:value-type="string">
            <text:p>ECTS Absolviert</text:p>
          </table:table-cell>
          <table:table-cell table:style-name="ce6" office:value-type="string">
            <text:p>SST</text:p>
          </table:table-cell>
          <table:table-cell table:style-name="ce6" office:value-type="string">
            <text:p>SST Absolviert</text:p>
          </table:table-cell>
          <table:table-cell table:style-name="ce6" office:value-type="string">
            <text:p>Note</text:p>
          </table:table-cell>
          <table:table-cell table:style-name="ce6" table:number-columns-repeated="1017"/>
        </table:table-row>
        <table:table-row table:style-name="ro6">
          <table:table-cell table:style-name="ce7" office:value-type="string">
            <text:p>Masterstudium Informatik</text:p>
          </table:table-cell>
          <table:table-cell table:style-name="ce7"/>
          <table:table-cell table:style-name="ce7" table:formula="of:=[.C15]+[.C43]+[.C136]" office:value-type="float" office:value="120">
            <text:p>120</text:p>
          </table:table-cell>
          <table:table-cell table:style-name="ce7" table:formula="of:=[.D15]+[.D43]+[.D136]" office:value-type="float" office:value="0">
            <text:p>0</text:p>
          </table:table-cell>
          <table:table-cell table:style-name="ce7"/>
          <table:table-cell table:style-name="ce7" table:formula="of:=[.F15]+[.F43]+[.F136]" office:value-type="float" office:value="0">
            <text:p>0</text:p>
          </table:table-cell>
          <table:table-cell table:style-name="ce7"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style-name="ce8" office:value-type="string">
            <text:p>Pflichtmodule</text:p>
          </table:table-cell>
          <table:table-cell table:style-name="ce8"/>
          <table:table-cell table:style-name="ce8" table:formula="of:=[.C17]+[.C21]+[.C25]+[.C27]+[.C29]+[.C40]" office:value-type="float" office:value="42.5">
            <text:p>42,5</text:p>
          </table:table-cell>
          <table:table-cell table:style-name="ce8" table:formula="of:=[.D17]+[.D21]+[.D25]+[.D27]+[.D29]+[.D40]" office:value-type="float" office:value="0">
            <text:p>0</text:p>
          </table:table-cell>
          <table:table-cell table:style-name="ce8"/>
          <table:table-cell table:style-name="ce8" table:formula="of:=[.F17]+[.F21]+[.F25]+[.F27]+[.F29]+[.F40]" office:value-type="float" office:value="0">
            <text:p>0</text:p>
          </table:table-cell>
          <table:table-cell table:style-name="ce8"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Compilerbau</text:p>
          </table:table-cell>
          <table:table-cell table:style-name="ce13" office:value-type="string">
            <text:p>Modul</text:p>
          </table:table-cell>
          <table:table-cell table:style-name="ce13" table:formula="of:=SUM([.C18:.C19])" office:value-type="float" office:value="5">
            <text:p>5</text:p>
          </table:table-cell>
          <table:table-cell table:style-name="ce13" table:formula="of:=SUM([.D18:.D19])" office:value-type="float" office:value="0">
            <text:p>0</text:p>
          </table:table-cell>
          <table:table-cell table:style-name="ce13" table:formula="of:=SUM([.E18:.E19])" office:value-type="float" office:value="3">
            <text:p>3</text:p>
          </table:table-cell>
          <table:table-cell table:style-name="ce13" table:formula="of:=SUM([.F18:.F19])" office:value-type="float" office:value="0">
            <text:p>0</text:p>
          </table:table-cell>
          <table:table-cell table:style-name="ce13" table:number-columns-repeated="1018"/>
        </table:table-row>
        <table:table-row table:style-name="ro10">
          <table:table-cell table:style-name="ce10" office:value-type="string">
            <text:p>Compilerbau</text:p>
          </table:table-cell>
          <table:table-cell office:value-type="string">
            <text:p>VO</text:p>
          </table:table-cell>
          <table:table-cell office:value-type="float" office:value="3">
            <text:p>3</text:p>
          </table:table-cell>
          <table:table-cell table:formula="of:=IF([.G18]&lt;&gt;0;[.C18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8]&lt;&gt;0;[.E1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10">
          <table:table-cell table:style-name="ce10" office:value-type="string">
            <text:p>Compilerbau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19]&lt;&gt;0;[.C19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9]&lt;&gt;0;[.E19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Formale Sprachen und Automatentheorie</text:p>
          </table:table-cell>
          <table:table-cell table:style-name="ce13" office:value-type="string">
            <text:p>Modul</text:p>
          </table:table-cell>
          <table:table-cell table:style-name="ce13" table:formula="of:=SUM([.C22:.C23])" office:value-type="float" office:value="5">
            <text:p>5</text:p>
          </table:table-cell>
          <table:table-cell table:style-name="ce13" table:formula="of:=SUM([.D22:.D23])" office:value-type="float" office:value="0">
            <text:p>0</text:p>
          </table:table-cell>
          <table:table-cell table:style-name="ce13" table:formula="of:=SUM([.E22:.E23])" office:value-type="float" office:value="3">
            <text:p>3</text:p>
          </table:table-cell>
          <table:table-cell table:style-name="ce13" table:formula="of:=SUM([.F22:.F23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ormale Sprachen und Automatentheorie</text:p>
          </table:table-cell>
          <table:table-cell office:value-type="string">
            <text:p>VO</text:p>
          </table:table-cell>
          <table:table-cell office:value-type="float" office:value="3">
            <text:p>3</text:p>
          </table:table-cell>
          <table:table-cell table:formula="of:=IF([.G22]&lt;&gt;0;[.C22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22]&lt;&gt;0;[.E2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male Sprachen und Automatentheorie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23]&lt;&gt;0;[.C23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23]&lt;&gt;0;[.E2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Masterseminar 1</text:p>
          </table:table-cell>
          <table:table-cell table:style-name="ce13" office:value-type="string">
            <text:p>SE</text:p>
          </table:table-cell>
          <table:table-cell table:style-name="ce13" office:value-type="float" office:value="5">
            <text:p>5</text:p>
          </table:table-cell>
          <table:table-cell table:formula="of:=IF([.G25]&lt;&gt;0;[.C25];0)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formula="of:=IF([.G25]&lt;&gt;0;[.E25];0)" office:value-type="float" office:value="0">
            <text:p>0</text:p>
          </table:table-cell>
          <table:table-cell table:style-name="ce13"/>
          <table:table-cell table:style-name="ce13"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Masterseminar 2</text:p>
          </table:table-cell>
          <table:table-cell table:style-name="ce13" office:value-type="string">
            <text:p>SE</text:p>
          </table:table-cell>
          <table:table-cell table:style-name="ce13" office:value-type="float" office:value="5">
            <text:p>5</text:p>
          </table:table-cell>
          <table:table-cell table:formula="of:=IF([.G27]&lt;&gt;0;[.C27];0)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formula="of:=IF([.G27]&lt;&gt;0;[.E27];0)" office:value-type="float" office:value="0">
            <text:p>0</text:p>
          </table:table-cell>
          <table:table-cell table:style-name="ce13"/>
          <table:table-cell table:style-name="ce13"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Vertiefungsmodul</text:p>
          </table:table-cell>
          <table:table-cell table:style-name="ce13" office:value-type="string">
            <text:p>Modul</text:p>
          </table:table-cell>
          <table:table-cell table:style-name="ce13" office:value-type="float" office:value="20">
            <text:p>20</text:p>
          </table:table-cell>
          <table:table-cell table:style-name="ce13" table:formula="of:=MIN(SUM([.D30:.D38]);20)" office:value-type="float" office:value="0">
            <text:p>0</text:p>
          </table:table-cell>
          <table:table-cell table:style-name="ce13" table:formula="of:=SUM([.E30:.E38])" office:value-type="float" office:value="0">
            <text:p>0</text:p>
          </table:table-cell>
          <table:table-cell table:style-name="ce13" table:formula="of:=SUM([.F30:.F38])" office:value-type="float" office:value="0">
            <text:p>0</text:p>
          </table:table-cell>
          <table:table-cell table:style-name="ce13" table:number-columns-repeated="1018"/>
        </table:table-row>
        <table:table-row table:style-name="ro3">
          <table:table-cell office:value-type="string">
            <text:p>Fach1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0]&lt;&gt;0;[.C30];0)" office:value-type="float" office:value="0">
            <text:p>0</text:p>
          </table:table-cell>
          <table:table-cell/>
          <table:table-cell table:formula="of:=IF([.G30]&lt;&gt;0;[.E30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2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1]&lt;&gt;0;[.C31];0)" office:value-type="float" office:value="0">
            <text:p>0</text:p>
          </table:table-cell>
          <table:table-cell/>
          <table:table-cell table:formula="of:=IF([.G31]&lt;&gt;0;[.E31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3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2]&lt;&gt;0;[.C32];0)" office:value-type="float" office:value="0">
            <text:p>0</text:p>
          </table:table-cell>
          <table:table-cell/>
          <table:table-cell table:formula="of:=IF([.G32]&lt;&gt;0;[.E3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4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3]&lt;&gt;0;[.C33];0)" office:value-type="float" office:value="0">
            <text:p>0</text:p>
          </table:table-cell>
          <table:table-cell/>
          <table:table-cell table:formula="of:=IF([.G33]&lt;&gt;0;[.E3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5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4]&lt;&gt;0;[.C34];0)" office:value-type="float" office:value="0">
            <text:p>0</text:p>
          </table:table-cell>
          <table:table-cell/>
          <table:table-cell table:formula="of:=IF([.G34]&lt;&gt;0;[.E34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6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5]&lt;&gt;0;[.C35];0)" office:value-type="float" office:value="0">
            <text:p>0</text:p>
          </table:table-cell>
          <table:table-cell/>
          <table:table-cell table:formula="of:=IF([.G35]&lt;&gt;0;[.E35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7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6]&lt;&gt;0;[.C36];0)" office:value-type="float" office:value="0">
            <text:p>0</text:p>
          </table:table-cell>
          <table:table-cell/>
          <table:table-cell table:formula="of:=IF([.G36]&lt;&gt;0;[.E36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8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7]&lt;&gt;0;[.C37];0)" office:value-type="float" office:value="0">
            <text:p>0</text:p>
          </table:table-cell>
          <table:table-cell/>
          <table:table-cell table:formula="of:=IF([.G37]&lt;&gt;0;[.E3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office:value-type="string">
            <text:p>Fach9</text:p>
          </table:table-cell>
          <table:table-cell office:value-type="string">
            <text:p>Typ</text:p>
          </table:table-cell>
          <table:table-cell office:value-type="float" office:value="0">
            <text:p>0</text:p>
          </table:table-cell>
          <table:table-cell table:formula="of:=IF([.G38]&lt;&gt;0;[.C38];0)" office:value-type="float" office:value="0">
            <text:p>0</text:p>
          </table:table-cell>
          <table:table-cell/>
          <table:table-cell table:formula="of:=IF([.G38]&lt;&gt;0;[.E3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Defensio der Masterarbeit</text:p>
          </table:table-cell>
          <table:table-cell table:style-name="ce13" office:value-type="string">
            <text:p>Modul</text:p>
          </table:table-cell>
          <table:table-cell table:style-name="ce13" office:value-type="float" office:value="2.5">
            <text:p>2,5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formula="of:=IF([.G40]&lt;&gt;0;[.E40];0)" office:value-type="float" office:value="0">
            <text:p>0</text:p>
          </table:table-cell>
          <table:table-cell table:style-name="ce13"/>
          <table:table-cell table:style-name="ce13"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style-name="ce8" office:value-type="string">
            <text:p>Wahlmodule</text:p>
          </table:table-cell>
          <table:table-cell table:style-name="ce8"/>
          <table:table-cell table:style-name="ce8" office:value-type="float" office:value="50">
            <text:p>50</text:p>
          </table:table-cell>
          <table:table-cell table:style-name="ce8" table:formula="of:=MIN([.C43];[.D45]+[.D50]+[.D55]+[.D60]+[.D66]+[.D71]+[.D75]+[.D80]+[.D84]+[.D89]+[.D93]+[.D97]+[.D102]+[.D106]+[.D112]+[.D116]+[.D120]+[.D124]+[.D128]+[.D132])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table:formula="of:=MIN([.E43];[.F45]+[.F50]+[.F55]+[.F60]+[.F66]+[.F71]+[.F75]+[.F80]+[.F84]+[.F89]+[.F93]+[.F97]+[.F102]+[.F106]+[.F112]+[.F116]+[.F120]+[.F124]+[.F128]+[.F132])" office:value-type="float" office:value="0">
            <text:p>0</text:p>
          </table:table-cell>
          <table:table-cell table:style-name="ce8"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Automatisches Beweisen</text:p>
          </table:table-cell>
          <table:table-cell table:style-name="ce13" office:value-type="string">
            <text:p>Modul</text:p>
          </table:table-cell>
          <table:table-cell table:style-name="ce13" table:formula="of:=SUM([.C46:.C48])" office:value-type="float" office:value="10">
            <text:p>10</text:p>
          </table:table-cell>
          <table:table-cell table:style-name="ce13" table:formula="of:=SUM([.D46:.D48])" office:value-type="float" office:value="0">
            <text:p>0</text:p>
          </table:table-cell>
          <table:table-cell table:style-name="ce13" table:formula="of:=SUM([.E46:.E48])" office:value-type="float" office:value="5">
            <text:p>5</text:p>
          </table:table-cell>
          <table:table-cell table:style-name="ce13" table:formula="of:=SUM([.F46:.F48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Computationale Logik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46]&lt;&gt;0;[.C46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46]&lt;&gt;0;[.E46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Automatisches Theorembeweisen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47]&lt;&gt;0;[.C47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47]&lt;&gt;0;[.E4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Automatisches Beweisen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48]&lt;&gt;0;[.C48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48]&lt;&gt;0;[.E4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>
            <text:p>Computer Vision</text:p>
          </table:table-cell>
          <table:table-cell table:style-name="ce13" office:value-type="string">
            <text:p>Modul</text:p>
          </table:table-cell>
          <table:table-cell table:style-name="ce13" table:formula="of:=SUM([.C51:.C53])" office:value-type="float" office:value="10">
            <text:p>10</text:p>
          </table:table-cell>
          <table:table-cell table:style-name="ce13" table:formula="of:=SUM([.D51:.D53])" office:value-type="float" office:value="0">
            <text:p>0</text:p>
          </table:table-cell>
          <table:table-cell table:style-name="ce13" table:formula="of:=SUM([.E51:.E53])" office:value-type="float" office:value="5">
            <text:p>5</text:p>
          </table:table-cell>
          <table:table-cell table:style-name="ce13" table:formula="of:=SUM([.F51:.F53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Visuelle Geometrie</text:p>
          </table:table-cell>
          <table:table-cell office:value-type="string">
            <text:p>VO</text:p>
          </table:table-cell>
          <table:table-cell office:value-type="float" office:value="2">
            <text:p>2</text:p>
          </table:table-cell>
          <table:table-cell table:formula="of:=IF([.G51]&lt;&gt;0;[.C51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51]&lt;&gt;0;[.E51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Ausgewählte Kapitel in Computer Vision</text:p>
          </table:table-cell>
          <table:table-cell office:value-type="string">
            <text:p>SE</text:p>
          </table:table-cell>
          <table:table-cell office:value-type="float" office:value="4">
            <text:p>4</text:p>
          </table:table-cell>
          <table:table-cell table:formula="of:=IF([.G52]&lt;&gt;0;[.C52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52]&lt;&gt;0;[.E5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Programmierprojekt Computer Vision</text:p>
          </table:table-cell>
          <table:table-cell office:value-type="string">
            <text:p>PR</text:p>
          </table:table-cell>
          <table:table-cell office:value-type="float" office:value="4">
            <text:p>4</text:p>
          </table:table-cell>
          <table:table-cell table:formula="of:=IF([.G53]&lt;&gt;0;[.C53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53]&lt;&gt;0;[.E5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Datawarehouse Systeme</text:p>
          </table:table-cell>
          <table:table-cell table:style-name="ce13" office:value-type="string">
            <text:p>Modul</text:p>
          </table:table-cell>
          <table:table-cell table:style-name="ce13" table:formula="of:=SUM([.C56:.C58])" office:value-type="float" office:value="10">
            <text:p>10</text:p>
          </table:table-cell>
          <table:table-cell table:style-name="ce13" table:formula="of:=SUM([.D56:.D58])" office:value-type="float" office:value="0">
            <text:p>0</text:p>
          </table:table-cell>
          <table:table-cell table:style-name="ce13" table:formula="of:=SUM([.E56:.E58])" office:value-type="float" office:value="5">
            <text:p>5</text:p>
          </table:table-cell>
          <table:table-cell table:style-name="ce13" table:formula="of:=SUM([.F56:.F58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Datawarehouse Systeme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56]&lt;&gt;0;[.C56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56]&lt;&gt;0;[.E56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Datawarehouse Systeme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57]&lt;&gt;0;[.C57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57]&lt;&gt;0;[.E5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Datawarehouse Systeme</text:p>
          </table:table-cell>
          <table:table-cell office:value-type="string">
            <text:p>SE</text:p>
          </table:table-cell>
          <table:table-cell office:value-type="float" office:value="4">
            <text:p>4</text:p>
          </table:table-cell>
          <table:table-cell table:formula="of:=IF([.G58]&lt;&gt;0;[.C58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58]&lt;&gt;0;[.E5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>
            <text:p>Enterprise Architecture</text:p>
          </table:table-cell>
          <table:table-cell table:style-name="ce13" office:value-type="string">
            <text:p>Modul</text:p>
          </table:table-cell>
          <table:table-cell table:style-name="ce13" table:formula="of:=SUM([.C61:.C64])" office:value-type="float" office:value="10">
            <text:p>10</text:p>
          </table:table-cell>
          <table:table-cell table:style-name="ce13" table:formula="of:=SUM([.D61:.D64])" office:value-type="float" office:value="0">
            <text:p>0</text:p>
          </table:table-cell>
          <table:table-cell table:style-name="ce13" table:formula="of:=SUM([.E61:.E64])" office:value-type="float" office:value="5">
            <text:p>5</text:p>
          </table:table-cell>
          <table:table-cell table:style-name="ce13" table:formula="of:=SUM([.F61:.F64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Geschäftsprozesse und Workflows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61]&lt;&gt;0;[.C61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61]&lt;&gt;0;[.E61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Geschäftsprozesse und Workflows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62]&lt;&gt;0;[.C62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62]&lt;&gt;0;[.E6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 office:value-type="string">
            <text:p>IT-Governance</text:p>
          </table:table-cell>
          <table:table-cell office:value-type="string">
            <text:p>VO</text:p>
          </table:table-cell>
          <table:table-cell office:value-type="float" office:value="2">
            <text:p>2</text:p>
          </table:table-cell>
          <table:table-cell table:formula="of:=IF([.G63]&lt;&gt;0;[.C63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63]&lt;&gt;0;[.E6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 office:value-type="string">
            <text:p>IT-Governance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64]&lt;&gt;0;[.C64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64]&lt;&gt;0;[.E64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Entscheidungsverfahren</text:p>
          </table:table-cell>
          <table:table-cell table:style-name="ce13" office:value-type="string">
            <text:p>Modul</text:p>
          </table:table-cell>
          <table:table-cell table:style-name="ce13" table:formula="of:=SUM([.C67:.C69])" office:value-type="float" office:value="10">
            <text:p>10</text:p>
          </table:table-cell>
          <table:table-cell table:style-name="ce13" table:formula="of:=SUM([.D67:.D69])" office:value-type="float" office:value="0">
            <text:p>0</text:p>
          </table:table-cell>
          <table:table-cell table:style-name="ce13" table:formula="of:=SUM([.E67:.E69])" office:value-type="float" office:value="5">
            <text:p>5</text:p>
          </table:table-cell>
          <table:table-cell table:style-name="ce13" table:formula="of:=SUM([.F67:.F69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Theorie der Entscheidungsverfahren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67]&lt;&gt;0;[.C67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67]&lt;&gt;0;[.E6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Praxis der Entscheidungsverfahren</text:p>
          </table:table-cell>
          <table:table-cell office:value-type="string">
            <text:p>VO</text:p>
          </table:table-cell>
          <table:table-cell office:value-type="float" office:value="2">
            <text:p>2</text:p>
          </table:table-cell>
          <table:table-cell table:formula="of:=IF([.G68]&lt;&gt;0;[.C68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68]&lt;&gt;0;[.E6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Theorie und Praxis der Entscheidungsverfahren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formula="of:=IF([.G69]&lt;&gt;0;[.C69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69]&lt;&gt;0;[.E69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Fahrzeugkommunikation</text:p>
          </table:table-cell>
          <table:table-cell table:style-name="ce13" office:value-type="string">
            <text:p>Modul</text:p>
          </table:table-cell>
          <table:table-cell table:style-name="ce13" table:formula="of:=SUM([.C72:.C73])" office:value-type="float" office:value="10">
            <text:p>10</text:p>
          </table:table-cell>
          <table:table-cell table:style-name="ce13" table:formula="of:=SUM([.D72:.D73])" office:value-type="float" office:value="0">
            <text:p>0</text:p>
          </table:table-cell>
          <table:table-cell table:style-name="ce13" table:formula="of:=SUM([.E72:.E73])" office:value-type="float" office:value="5">
            <text:p>5</text:p>
          </table:table-cell>
          <table:table-cell table:style-name="ce13" table:formula="of:=SUM([.F72:.F73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ahrzeugkommunikation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72]&lt;&gt;0;[.C72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72]&lt;&gt;0;[.E7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ahrzeugkommunikation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73]&lt;&gt;0;[.C73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73]&lt;&gt;0;[.E7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Fortgeschrittener Compilerbau</text:p>
          </table:table-cell>
          <table:table-cell table:style-name="ce13" office:value-type="string">
            <text:p>Modul</text:p>
          </table:table-cell>
          <table:table-cell table:style-name="ce13" table:formula="of:=SUM([.C76:.C78])" office:value-type="float" office:value="10">
            <text:p>10</text:p>
          </table:table-cell>
          <table:table-cell table:style-name="ce13" table:formula="of:=SUM([.D76:.D78])" office:value-type="float" office:value="0">
            <text:p>0</text:p>
          </table:table-cell>
          <table:table-cell table:style-name="ce13" table:formula="of:=SUM([.E76:.E78])" office:value-type="float" office:value="5">
            <text:p>5</text:p>
          </table:table-cell>
          <table:table-cell table:style-name="ce13" table:formula="of:=SUM([.F76:.F78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ortgeschrittener Compilerbau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76]&lt;&gt;0;[.C76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76]&lt;&gt;0;[.E76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tgeschrittener Compilerbau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77]&lt;&gt;0;[.C77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77]&lt;&gt;0;[.E7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Ausgewählte Themen aus dem Compilerbau</text:p>
          </table:table-cell>
          <table:table-cell office:value-type="string">
            <text:p>SE</text:p>
          </table:table-cell>
          <table:table-cell office:value-type="float" office:value="4">
            <text:p>4</text:p>
          </table:table-cell>
          <table:table-cell table:formula="of:=IF([.G78]&lt;&gt;0;[.C78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78]&lt;&gt;0;[.E7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Fortgeschrittene Kommunikationssysteme</text:p>
          </table:table-cell>
          <table:table-cell table:style-name="ce13" office:value-type="string">
            <text:p>Modul</text:p>
          </table:table-cell>
          <table:table-cell table:style-name="ce13" table:formula="of:=SUM([.C81:.C82])" office:value-type="float" office:value="10">
            <text:p>10</text:p>
          </table:table-cell>
          <table:table-cell table:style-name="ce13" table:formula="of:=SUM([.D81:.D82])" office:value-type="float" office:value="0">
            <text:p>0</text:p>
          </table:table-cell>
          <table:table-cell table:style-name="ce13" table:formula="of:=SUM([.E81:.E82])" office:value-type="float" office:value="5">
            <text:p>5</text:p>
          </table:table-cell>
          <table:table-cell table:style-name="ce13" table:formula="of:=SUM([.F81:.F82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ortgeschrittene Kommunikationssysteme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81]&lt;&gt;0;[.C81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81]&lt;&gt;0;[.E81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tgeschrittene Kommunikationssysteme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82]&lt;&gt;0;[.C82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82]&lt;&gt;0;[.E8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Fortgeschrittene Konzepte und Techniken des Software Engineering</text:p>
          </table:table-cell>
          <table:table-cell table:style-name="ce13" office:value-type="string">
            <text:p>Modul</text:p>
          </table:table-cell>
          <table:table-cell table:style-name="ce13" table:formula="of:=SUM([.C85:.C87])" office:value-type="float" office:value="10">
            <text:p>10</text:p>
          </table:table-cell>
          <table:table-cell table:style-name="ce13" table:formula="of:=SUM([.D85:.D87])" office:value-type="float" office:value="0">
            <text:p>0</text:p>
          </table:table-cell>
          <table:table-cell table:style-name="ce13" table:formula="of:=SUM([.E85:.E87])" office:value-type="float" office:value="5">
            <text:p>5</text:p>
          </table:table-cell>
          <table:table-cell table:style-name="ce13" table:formula="of:=SUM([.F85:.F87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ortgeschrittene Konzepte und Techniken des Software Engineering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85]&lt;&gt;0;[.C85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85]&lt;&gt;0;[.E85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tgeschrittene Konzepte und Techniken des Software Engineering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86]&lt;&gt;0;[.C86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86]&lt;&gt;0;[.E86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tgeschrittene Konzepte und Techniken der Software Qualität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87]&lt;&gt;0;[.C87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87]&lt;&gt;0;[.E8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9">
          <table:table-cell table:style-name="ce9" office:value-type="string">
            <text:p>Fortgeschrittene verteilte und parallele Systeme</text:p>
          </table:table-cell>
          <table:table-cell table:style-name="ce13" office:value-type="string">
            <text:p>Modul</text:p>
          </table:table-cell>
          <table:table-cell table:style-name="ce13" table:formula="of:=SUM([.C90:.C91])" office:value-type="float" office:value="10">
            <text:p>10</text:p>
          </table:table-cell>
          <table:table-cell table:style-name="ce13" table:formula="of:=SUM([.D90:.D91])" office:value-type="float" office:value="0">
            <text:p>0</text:p>
          </table:table-cell>
          <table:table-cell table:style-name="ce13" table:formula="of:=SUM([.E90:.E91])" office:value-type="float" office:value="5">
            <text:p>5</text:p>
          </table:table-cell>
          <table:table-cell table:style-name="ce13" table:formula="of:=SUM([.F90:.F91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ortgeschrittene verteilte und parallele Systeme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90]&lt;&gt;0;[.C90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90]&lt;&gt;0;[.E90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tgeschrittene verteilte und parallele Systeme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91]&lt;&gt;0;[.C91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91]&lt;&gt;0;[.E91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>
            <text:p>Information Retrieval</text:p>
          </table:table-cell>
          <table:table-cell table:style-name="ce13" office:value-type="string">
            <text:p>Modul</text:p>
          </table:table-cell>
          <table:table-cell table:style-name="ce13" table:formula="of:=SUM([.C94:.C95])" office:value-type="float" office:value="10">
            <text:p>10</text:p>
          </table:table-cell>
          <table:table-cell table:style-name="ce13" table:formula="of:=SUM([.D94:.D95])" office:value-type="float" office:value="0">
            <text:p>0</text:p>
          </table:table-cell>
          <table:table-cell table:style-name="ce13" table:formula="of:=SUM([.E94:.E95])" office:value-type="float" office:value="5">
            <text:p>5</text:p>
          </table:table-cell>
          <table:table-cell table:style-name="ce13" table:formula="of:=SUM([.F94:.F95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11" office:value-type="string">
            <text:p>Information Retrieval</text:p>
          </table:table-cell>
          <table:table-cell office:value-type="string">
            <text:p>VO</text:p>
          </table:table-cell>
          <table:table-cell office:value-type="float" office:value="6">
            <text:p>6</text:p>
          </table:table-cell>
          <table:table-cell table:formula="of:=IF([.G94]&lt;&gt;0;[.C94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94]&lt;&gt;0;[.E94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 office:value-type="string">
            <text:p>Information Retrieval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formula="of:=IF([.G95]&lt;&gt;0;[.C95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95]&lt;&gt;0;[.E95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Informationssicherheit</text:p>
          </table:table-cell>
          <table:table-cell table:style-name="ce13" office:value-type="string">
            <text:p>Modul</text:p>
          </table:table-cell>
          <table:table-cell table:style-name="ce13" table:formula="of:=SUM([.C98:.C100])" office:value-type="float" office:value="10">
            <text:p>10</text:p>
          </table:table-cell>
          <table:table-cell table:style-name="ce13" table:formula="of:=SUM([.D98:.D100])" office:value-type="float" office:value="0">
            <text:p>0</text:p>
          </table:table-cell>
          <table:table-cell table:style-name="ce13" table:formula="of:=SUM([.E98:.E100])" office:value-type="float" office:value="5">
            <text:p>5</text:p>
          </table:table-cell>
          <table:table-cell table:style-name="ce13" table:formula="of:=SUM([.F98:.F100])" office:value-type="float" office:value="0">
            <text:p>0</text:p>
          </table:table-cell>
          <table:table-cell table:number-columns-repeated="1018"/>
        </table:table-row>
        <table:table-row table:style-name="ro9">
          <table:table-cell table:style-name="ce11" office:value-type="string">
            <text:p>Informationssicherheit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98]&lt;&gt;0;[.C98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98]&lt;&gt;0;[.E9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Informationssicherheit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formula="of:=IF([.G99]&lt;&gt;0;[.C99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99]&lt;&gt;0;[.E99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IT-Security-Architekturen</text:p>
          </table:table-cell>
          <table:table-cell office:value-type="string">
            <text:p>VO</text:p>
          </table:table-cell>
          <table:table-cell office:value-type="float" office:value="2">
            <text:p>2</text:p>
          </table:table-cell>
          <table:table-cell table:formula="of:=IF([.G100]&lt;&gt;0;[.C100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00]&lt;&gt;0;[.E100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Interaktives Beweisen</text:p>
          </table:table-cell>
          <table:table-cell table:style-name="ce13" office:value-type="string">
            <text:p>Modul</text:p>
          </table:table-cell>
          <table:table-cell table:style-name="ce13" table:formula="of:=SUM([.C103:.C104])" office:value-type="float" office:value="10">
            <text:p>10</text:p>
          </table:table-cell>
          <table:table-cell table:style-name="ce13" table:formula="of:=SUM([.D103:.D104])" office:value-type="float" office:value="0">
            <text:p>0</text:p>
          </table:table-cell>
          <table:table-cell table:style-name="ce13" table:formula="of:=SUM([.E103:.E104])" office:value-type="float" office:value="5">
            <text:p>5</text:p>
          </table:table-cell>
          <table:table-cell table:style-name="ce13" table:formula="of:=SUM([.F103:.F104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Interaktives Beweisen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103]&lt;&gt;0;[.C103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03]&lt;&gt;0;[.E10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Interaktives Beweisen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104]&lt;&gt;0;[.C104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04]&lt;&gt;0;[.E104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Maschinelles Lernen</text:p>
          </table:table-cell>
          <table:table-cell table:style-name="ce13" office:value-type="string">
            <text:p>Modul</text:p>
          </table:table-cell>
          <table:table-cell table:style-name="ce13" table:formula="of:=SUM([.C107:.C110])" office:value-type="float" office:value="10">
            <text:p>10</text:p>
          </table:table-cell>
          <table:table-cell table:style-name="ce13" table:formula="of:=SUM([.D107:.D110])" office:value-type="float" office:value="0">
            <text:p>0</text:p>
          </table:table-cell>
          <table:table-cell table:style-name="ce13" table:formula="of:=SUM([.E107:.E110])" office:value-type="float" office:value="5">
            <text:p>5</text:p>
          </table:table-cell>
          <table:table-cell table:style-name="ce13" table:formula="of:=SUM([.F107:.F110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Fortgeschrittenes Maschinelles Lernen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107]&lt;&gt;0;[.C107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07]&lt;&gt;0;[.E10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Fortgeschrittenes Maschinelles Lernen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108]&lt;&gt;0;[.C108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08]&lt;&gt;0;[.E10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Probabilistische Modelle und Inferenz</text:p>
          </table:table-cell>
          <table:table-cell office:value-type="string">
            <text:p>VO</text:p>
          </table:table-cell>
          <table:table-cell office:value-type="float" office:value="2">
            <text:p>2</text:p>
          </table:table-cell>
          <table:table-cell table:formula="of:=IF([.G109]&lt;&gt;0;[.C109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09]&lt;&gt;0;[.E109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Probabilistische Modelle und Inferenz</text:p>
          </table:table-cell>
          <table:table-cell office:value-type="string">
            <text:p>PS</text:p>
          </table:table-cell>
          <table:table-cell office:value-type="float" office:value="2">
            <text:p>2</text:p>
          </table:table-cell>
          <table:table-cell table:formula="of:=IF([.G110]&lt;&gt;0;[.C110]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10]&lt;&gt;0;[.E110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9">
          <table:table-cell table:style-name="ce9" office:value-type="string">
            <text:p>Netzwerksicherheit</text:p>
          </table:table-cell>
          <table:table-cell table:style-name="ce13" office:value-type="string">
            <text:p>Modul</text:p>
          </table:table-cell>
          <table:table-cell table:style-name="ce13" table:formula="of:=SUM([.C113:.C114])" office:value-type="float" office:value="10">
            <text:p>10</text:p>
          </table:table-cell>
          <table:table-cell table:style-name="ce13" table:formula="of:=SUM([.D113:.D114])" office:value-type="float" office:value="0">
            <text:p>0</text:p>
          </table:table-cell>
          <table:table-cell table:style-name="ce13" table:formula="of:=SUM([.E113:.E114])" office:value-type="float" office:value="5">
            <text:p>5</text:p>
          </table:table-cell>
          <table:table-cell table:style-name="ce13" table:formula="of:=SUM([.F113:.F114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Netzwerksicherheit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113]&lt;&gt;0;[.C113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13]&lt;&gt;0;[.E11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Netzwerksicherheit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114]&lt;&gt;0;[.C114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14]&lt;&gt;0;[.E114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9">
          <table:table-cell table:style-name="ce9" office:value-type="string">
            <text:p>Neuere Datenbankmodelle</text:p>
          </table:table-cell>
          <table:table-cell table:style-name="ce13" office:value-type="string">
            <text:p>Modul</text:p>
          </table:table-cell>
          <table:table-cell table:style-name="ce13" table:formula="of:=SUM([.C117:.C118])" office:value-type="float" office:value="10">
            <text:p>10</text:p>
          </table:table-cell>
          <table:table-cell table:style-name="ce13" table:formula="of:=SUM([.D117:.D118])" office:value-type="float" office:value="0">
            <text:p>0</text:p>
          </table:table-cell>
          <table:table-cell table:style-name="ce13" table:formula="of:=SUM([.E117:.E118])" office:value-type="float" office:value="5">
            <text:p>5</text:p>
          </table:table-cell>
          <table:table-cell table:style-name="ce13" table:formula="of:=SUM([.F117:.F118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Neuere Datenbankmodelle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117]&lt;&gt;0;[.C117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17]&lt;&gt;0;[.E117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Neuere Datenbankmodelle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118]&lt;&gt;0;[.C118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18]&lt;&gt;0;[.E118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9">
          <table:table-cell table:style-name="ce9" office:value-type="string">
            <text:p>Parallele Systeme</text:p>
          </table:table-cell>
          <table:table-cell table:style-name="ce13" office:value-type="string">
            <text:p>Modul</text:p>
          </table:table-cell>
          <table:table-cell table:style-name="ce13" table:formula="of:=SUM([.C121:.C122])" office:value-type="float" office:value="10">
            <text:p>10</text:p>
          </table:table-cell>
          <table:table-cell table:style-name="ce13" table:formula="of:=SUM([.D121:.D122])" office:value-type="float" office:value="0">
            <text:p>0</text:p>
          </table:table-cell>
          <table:table-cell table:style-name="ce13" table:formula="of:=SUM([.E121:.E122])" office:value-type="float" office:value="5">
            <text:p>5</text:p>
          </table:table-cell>
          <table:table-cell table:style-name="ce13" table:formula="of:=SUM([.F121:.F122])" office:value-type="float" office:value="0">
            <text:p>0</text:p>
          </table:table-cell>
          <table:table-cell table:style-name="ce13" table:number-columns-repeated="1018"/>
        </table:table-row>
        <table:table-row table:style-name="ro9">
          <table:table-cell table:style-name="ce11" office:value-type="string">
            <text:p>Parallele Systeme</text:p>
          </table:table-cell>
          <table:table-cell office:value-type="string">
            <text:p>VO</text:p>
          </table:table-cell>
          <table:table-cell office:value-type="float" office:value="4">
            <text:p>4</text:p>
          </table:table-cell>
          <table:table-cell table:formula="of:=IF([.G121]&lt;&gt;0;[.C121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21]&lt;&gt;0;[.E121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9">
          <table:table-cell table:style-name="ce11" office:value-type="string">
            <text:p>Parallele Systeme</text:p>
          </table:table-cell>
          <table:table-cell office:value-type="string">
            <text:p>PS</text:p>
          </table:table-cell>
          <table:table-cell office:value-type="float" office:value="6">
            <text:p>6</text:p>
          </table:table-cell>
          <table:table-cell table:formula="of:=IF([.G122]&lt;&gt;0;[.C122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22]&lt;&gt;0;[.E122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9" office:value-type="string">
            <text:p>Semantic Web</text:p>
          </table:table-cell>
          <table:table-cell table:style-name="ce13" office:value-type="string">
            <text:p>Modul</text:p>
          </table:table-cell>
          <table:table-cell table:style-name="ce13" table:formula="of:=SUM([.C125:.C126])" office:value-type="float" office:value="10">
            <text:p>10</text:p>
          </table:table-cell>
          <table:table-cell table:style-name="ce13" table:formula="of:=SUM([.D125:.D126])" office:value-type="float" office:value="0">
            <text:p>0</text:p>
          </table:table-cell>
          <table:table-cell table:style-name="ce13" table:formula="of:=SUM([.E125:.E126])" office:value-type="float" office:value="5">
            <text:p>5</text:p>
          </table:table-cell>
          <table:table-cell table:style-name="ce13" table:formula="of:=SUM([.F125:.F126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11" office:value-type="string">
            <text:p>Semantic Web</text:p>
          </table:table-cell>
          <table:table-cell office:value-type="string">
            <text:p>VO</text:p>
          </table:table-cell>
          <table:table-cell office:value-type="float" office:value="6">
            <text:p>6</text:p>
          </table:table-cell>
          <table:table-cell table:formula="of:=IF([.G125]&lt;&gt;0;[.C125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25]&lt;&gt;0;[.E125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 office:value-type="string">
            <text:p>Semantic Web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formula="of:=IF([.G126]&lt;&gt;0;[.C126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26]&lt;&gt;0;[.E126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9" office:value-type="string">
            <text:p>Semantic Web Services</text:p>
          </table:table-cell>
          <table:table-cell table:style-name="ce13" office:value-type="string">
            <text:p>Modul</text:p>
          </table:table-cell>
          <table:table-cell table:style-name="ce13" table:formula="of:=SUM([.C129:.C130])" office:value-type="float" office:value="10">
            <text:p>10</text:p>
          </table:table-cell>
          <table:table-cell table:style-name="ce13" table:formula="of:=SUM([.D129:.D130])" office:value-type="float" office:value="0">
            <text:p>0</text:p>
          </table:table-cell>
          <table:table-cell table:style-name="ce13" table:formula="of:=SUM([.E129:.E130])" office:value-type="float" office:value="5">
            <text:p>5</text:p>
          </table:table-cell>
          <table:table-cell table:style-name="ce13" table:formula="of:=SUM([.F129:.F130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11" office:value-type="string">
            <text:p>Semantic Web Services</text:p>
          </table:table-cell>
          <table:table-cell office:value-type="string">
            <text:p>VO</text:p>
          </table:table-cell>
          <table:table-cell office:value-type="float" office:value="6">
            <text:p>6</text:p>
          </table:table-cell>
          <table:table-cell table:formula="of:=IF([.G129]&lt;&gt;0;[.C129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29]&lt;&gt;0;[.E129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 office:value-type="string">
            <text:p>Semantic Web Services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formula="of:=IF([.G130]&lt;&gt;0;[.C130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30]&lt;&gt;0;[.E130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9" office:value-type="string">
            <text:p>Web Engineering</text:p>
          </table:table-cell>
          <table:table-cell table:style-name="ce13" office:value-type="string">
            <text:p>Modul</text:p>
          </table:table-cell>
          <table:table-cell table:style-name="ce13" table:formula="of:=SUM([.C133:.C134])" office:value-type="float" office:value="10">
            <text:p>10</text:p>
          </table:table-cell>
          <table:table-cell table:style-name="ce13" table:formula="of:=SUM([.D133:.D134])" office:value-type="float" office:value="0">
            <text:p>0</text:p>
          </table:table-cell>
          <table:table-cell table:style-name="ce13" table:formula="of:=SUM([.E133:.E134])" office:value-type="float" office:value="5">
            <text:p>5</text:p>
          </table:table-cell>
          <table:table-cell table:style-name="ce13" table:formula="of:=SUM([.F133:.F134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11" office:value-type="string">
            <text:p>Web Engineering</text:p>
          </table:table-cell>
          <table:table-cell office:value-type="string">
            <text:p>VO</text:p>
          </table:table-cell>
          <table:table-cell office:value-type="float" office:value="6">
            <text:p>6</text:p>
          </table:table-cell>
          <table:table-cell table:formula="of:=IF([.G133]&lt;&gt;0;[.C133]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G133]&lt;&gt;0;[.E133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 office:value-type="string">
            <text:p>Web Engineering</text:p>
          </table:table-cell>
          <table:table-cell office:value-type="string">
            <text:p>PS</text:p>
          </table:table-cell>
          <table:table-cell office:value-type="float" office:value="4">
            <text:p>4</text:p>
          </table:table-cell>
          <table:table-cell table:formula="of:=IF([.G134]&lt;&gt;0;[.C134];0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34]&lt;&gt;0;[.E134];0)" office:value-type="float" office:value="0">
            <text:p>0</text:p>
          </table:table-cell>
          <table:table-cell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8">
          <table:table-cell table:style-name="ce12" office:value-type="string">
            <text:p>Masterarbeit</text:p>
          </table:table-cell>
          <table:table-cell table:style-name="ce12"/>
          <table:table-cell table:style-name="ce12" office:value-type="float" office:value="27.5">
            <text:p>27,5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/>
          <table:table-cell table:style-name="ce12" table:number-columns-repeated="101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.00.0000</text:date>, <text:time style:data-style-name="N2" text:time-value="0000-00-00T14:26:5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dius </meta:initial-creator>
    <meta:creation-date>2013-02-23T09:22:29</meta:creation-date>
    <meta:generator>LibreOffice/3.6$Linux_X86_64 LibreOffice_project/360m1$Build-2</meta:generator>
    <dc:date>2013-02-23T14:27:47</dc:date>
    <dc:creator>romedius </dc:creator>
    <meta:editing-duration>PT2H22M44S</meta:editing-duration>
    <meta:editing-cycles>17</meta:editing-cycles>
    <meta:document-statistic meta:table-count="2" meta:cell-count="639" meta:object-count="0"/>
  </office:meta>
</office:document-meta>
</file>